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357501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01128" calcext:value-type="float">
            <text:p>121.8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7501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80048" calcext:value-type="float">
            <text:p>120.7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7501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30112" calcext:value-type="float">
            <text:p>120.5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7501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5968" calcext:value-type="float">
            <text:p>119.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7501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9288" calcext:value-type="float">
            <text:p>118.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7501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68624" calcext:value-type="float">
            <text:p>117.7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7501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002" calcext:value-type="float">
            <text:p>115.9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7501</text:p>
          </table:table-cell>
          <table:table-cell office:value-type="string" calcext:value-type="string">
            <text:p>201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17504" calcext:value-type="float">
            <text:p>112.6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7501</text:p>
          </table:table-cell>
          <table:table-cell office:value-type="string" calcext:value-type="string">
            <text:p>201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998" calcext:value-type="float">
            <text:p>112.6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7501</text:p>
          </table:table-cell>
          <table:table-cell office:value-type="string" calcext:value-type="string">
            <text:p>201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39936" calcext:value-type="float">
            <text:p>110.7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7501</text:p>
          </table:table-cell>
          <table:table-cell office:value-type="string" calcext:value-type="string">
            <text:p>201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35136" calcext:value-type="float">
            <text:p>110.43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7501</text:p>
          </table:table-cell>
          <table:table-cell office:value-type="string" calcext:value-type="string">
            <text:p>201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9728" calcext:value-type="float">
            <text:p>110.5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7501</text:p>
          </table:table-cell>
          <table:table-cell office:value-type="string" calcext:value-type="string">
            <text:p>201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0756" calcext:value-type="float">
            <text:p>106.2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7501</text:p>
          </table:table-cell>
          <table:table-cell office:value-type="string" calcext:value-type="string">
            <text:p>200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46568" calcext:value-type="float">
            <text:p>96.74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7501</text:p>
          </table:table-cell>
          <table:table-cell office:value-type="string" calcext:value-type="string">
            <text:p>200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01016" calcext:value-type="float">
            <text:p>88.9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7501</text:p>
          </table:table-cell>
          <table:table-cell office:value-type="string" calcext:value-type="string">
            <text:p>200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18264" calcext:value-type="float">
            <text:p>88.2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7501</text:p>
          </table:table-cell>
          <table:table-cell office:value-type="string" calcext:value-type="string">
            <text:p>200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91432" calcext:value-type="float">
            <text:p>92.9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7501</text:p>
          </table:table-cell>
          <table:table-cell office:value-type="string" calcext:value-type="string">
            <text:p>200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21056" calcext:value-type="float">
            <text:p>89.2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7501</text:p>
          </table:table-cell>
          <table:table-cell office:value-type="string" calcext:value-type="string">
            <text:p>200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8532" calcext:value-type="float">
            <text:p>88.2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7501</text:p>
          </table:table-cell>
          <table:table-cell office:value-type="string" calcext:value-type="string">
            <text:p>2000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38" calcext:value-type="float">
            <text:p>87.5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7501</text:p>
          </table:table-cell>
          <table:table-cell office:value-type="string" calcext:value-type="string">
            <text:p>199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34" calcext:value-type="float">
            <text:p>84.3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7501</text:p>
          </table:table-cell>
          <table:table-cell office:value-type="string" calcext:value-type="string">
            <text:p>1996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7344" calcext:value-type="float">
            <text:p>84.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7501</text:p>
          </table:table-cell>
          <table:table-cell office:value-type="string" calcext:value-type="string">
            <text:p>199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0024" calcext:value-type="float">
            <text:p>83.2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7501</text:p>
          </table:table-cell>
          <table:table-cell office:value-type="string" calcext:value-type="string">
            <text:p>199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1124" calcext:value-type="float">
            <text:p>82.3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7501</text:p>
          </table:table-cell>
          <table:table-cell office:value-type="string" calcext:value-type="string">
            <text:p>199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4312" calcext:value-type="float">
            <text:p>81.7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7501</text:p>
          </table:table-cell>
          <table:table-cell office:value-type="string" calcext:value-type="string">
            <text:p>199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958" calcext:value-type="float">
            <text:p>80.6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7501</text:p>
          </table:table-cell>
          <table:table-cell office:value-type="string" calcext:value-type="string">
            <text:p>199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17976" calcext:value-type="float">
            <text:p>79.8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7501</text:p>
          </table:table-cell>
          <table:table-cell office:value-type="string" calcext:value-type="string">
            <text:p>1990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43784" calcext:value-type="float">
            <text:p>79.0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7501</text:p>
          </table:table-cell>
          <table:table-cell office:value-type="string" calcext:value-type="string">
            <text:p>198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81656" calcext:value-type="float">
            <text:p>78.7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7501</text:p>
          </table:table-cell>
          <table:table-cell office:value-type="string" calcext:value-type="string">
            <text:p>198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9952" calcext:value-type="float">
            <text:p>77.3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7501</text:p>
          </table:table-cell>
          <table:table-cell office:value-type="string" calcext:value-type="string">
            <text:p>198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1352" calcext:value-type="float">
            <text:p>77.1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7501</text:p>
          </table:table-cell>
          <table:table-cell office:value-type="string" calcext:value-type="string">
            <text:p>198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672" calcext:value-type="float">
            <text:p>76.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7501</text:p>
          </table:table-cell>
          <table:table-cell office:value-type="string" calcext:value-type="string">
            <text:p>198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1544" calcext:value-type="float">
            <text:p>76.3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7501</text:p>
          </table:table-cell>
          <table:table-cell office:value-type="string" calcext:value-type="string">
            <text:p>198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4424" calcext:value-type="float">
            <text:p>76.5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7501</text:p>
          </table:table-cell>
          <table:table-cell office:value-type="string" calcext:value-type="string">
            <text:p>198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0896" calcext:value-type="float">
            <text:p>76.5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7501</text:p>
          </table:table-cell>
          <table:table-cell office:value-type="string" calcext:value-type="string">
            <text:p>198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6472" calcext:value-type="float">
            <text:p>76.16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7501</text:p>
          </table:table-cell>
          <table:table-cell office:value-type="string" calcext:value-type="string">
            <text:p>198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618" calcext:value-type="float">
            <text:p>75.3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7501</text:p>
          </table:table-cell>
          <table:table-cell office:value-type="string" calcext:value-type="string">
            <text:p>197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76584" calcext:value-type="float">
            <text:p>74.7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7501</text:p>
          </table:table-cell>
          <table:table-cell office:value-type="string" calcext:value-type="string">
            <text:p>197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59136" calcext:value-type="float">
            <text:p>73.85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7501</text:p>
          </table:table-cell>
          <table:table-cell office:value-type="string" calcext:value-type="string">
            <text:p>1977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3192" calcext:value-type="float">
            <text:p>72.78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7501</text:p>
          </table:table-cell>
          <table:table-cell office:value-type="string" calcext:value-type="string">
            <text:p>1976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2612" calcext:value-type="float">
            <text:p>71.8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7501</text:p>
          </table:table-cell>
          <table:table-cell office:value-type="string" calcext:value-type="string">
            <text:p>197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21576" calcext:value-type="float">
            <text:p>70.5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7501</text:p>
          </table:table-cell>
          <table:table-cell office:value-type="string" calcext:value-type="string">
            <text:p>197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42128" calcext:value-type="float">
            <text:p>68.8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7501</text:p>
          </table:table-cell>
          <table:table-cell office:value-type="string" calcext:value-type="string">
            <text:p>197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92192" calcext:value-type="float">
            <text:p>68.5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7501</text:p>
          </table:table-cell>
          <table:table-cell office:value-type="string" calcext:value-type="string">
            <text:p>197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6" calcext:value-type="float">
            <text:p>67.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7501</text:p>
          </table:table-cell>
          <table:table-cell office:value-type="string" calcext:value-type="string">
            <text:p>197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9256" calcext:value-type="float">
            <text:p>67.1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7501</text:p>
          </table:table-cell>
          <table:table-cell office:value-type="string" calcext:value-type="string">
            <text:p>196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10408" calcext:value-type="float">
            <text:p>66.51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7501</text:p>
          </table:table-cell>
          <table:table-cell office:value-type="string" calcext:value-type="string">
            <text:p>196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03984" calcext:value-type="float">
            <text:p>65.4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7501</text:p>
          </table:table-cell>
          <table:table-cell office:value-type="string" calcext:value-type="string">
            <text:p>196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23696" calcext:value-type="float">
            <text:p>64.6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7501</text:p>
          </table:table-cell>
          <table:table-cell office:value-type="string" calcext:value-type="string">
            <text:p>1966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07416" calcext:value-type="float">
            <text:p>63.90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7501</text:p>
          </table:table-cell>
          <table:table-cell office:value-type="string" calcext:value-type="string">
            <text:p>196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32256" calcext:value-type="float">
            <text:p>64.5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7501</text:p>
          </table:table-cell>
          <table:table-cell office:value-type="string" calcext:value-type="string">
            <text:p>196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0632" calcext:value-type="float">
            <text:p>63.73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7501</text:p>
          </table:table-cell>
          <table:table-cell office:value-type="string" calcext:value-type="string">
            <text:p>196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67008" calcext:value-type="float">
            <text:p>62.16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7501</text:p>
          </table:table-cell>
          <table:table-cell office:value-type="string" calcext:value-type="string">
            <text:p>196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95024" calcext:value-type="float">
            <text:p>62.29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7501</text:p>
          </table:table-cell>
          <table:table-cell office:value-type="string" calcext:value-type="string">
            <text:p>1960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2012" calcext:value-type="float">
            <text:p>61.9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7501</text:p>
          </table:table-cell>
          <table:table-cell office:value-type="string" calcext:value-type="string">
            <text:p>195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7976" calcext:value-type="float">
            <text:p>60.7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7501</text:p>
          </table:table-cell>
          <table:table-cell office:value-type="string" calcext:value-type="string">
            <text:p>195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8416" calcext:value-type="float">
            <text:p>60.4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7501</text:p>
          </table:table-cell>
          <table:table-cell office:value-type="string" calcext:value-type="string">
            <text:p>1958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4888" calcext:value-type="float">
            <text:p>60.4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7501</text:p>
          </table:table-cell>
          <table:table-cell office:value-type="string" calcext:value-type="string">
            <text:p>1957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3536" calcext:value-type="float">
            <text:p>61.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96" meta:object-count="0"/>
    <meta:user-defined meta:name="AppVersion">3.0</meta:user-defined>
  </office:meta>
</office:document-meta>
</file>